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6cm" fo:min-width="1.40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353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15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09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016cm" svg:x="6.207cm" svg:y="3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4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5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6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7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8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16cm" svg:x="6.207cm" svg:y="9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1.016cm" svg:x="13.307cm" svg:y="3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4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5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6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7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8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07cm" svg:y="9.667cm">
          <text:p text:style-name="P1">null</text:p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1.383cm" svg:height="0.962cm" svg:x="10.525cm" svg:y="3.694cm">
          <draw:text-box>
            <text:p>top</text:p>
          </draw:text-box>
        </draw:frame>
        <draw:connector draw:style-name="gr4" draw:text-style-name="P4" draw:layer="layout" draw:type="line" svg:x1="11.908cm" svg:y1="4.175cm" svg:x2="13.307cm" svg:y2="4.175cm" draw:start-shape="id1" draw:start-glue-point="1" draw:end-shape="id2" svg:d="M11908 4175h1399" svg:viewBox="0 0 1400 1">
          <text:p/>
        </draw:connector>
        <draw:custom-shape draw:style-name="gr2" draw:text-style-name="P2" draw:layer="layout" svg:width="1.905cm" svg:height="1.016cm" svg:x="6.121cm" svg:y="13.667cm">
          <text:p text:style-name="P1">elem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905cm" svg:height="1.016cm" svg:x="6.121cm" svg:y="14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6.121cm" svg:y="15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6.121cm" svg:y="16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6.121cm" svg:y="17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6.121cm" svg:y="18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6.121cm" svg:y="19.667cm">
          <text:p text:style-name="P1">null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1.383cm" svg:height="0.962cm" svg:x="3.339cm" svg:y="14.694cm">
          <draw:text-box>
            <text:p>top</text:p>
          </draw:text-box>
        </draw:frame>
        <draw:connector draw:style-name="gr4" draw:text-style-name="P4" draw:layer="layout" draw:type="line" svg:x1="4.722cm" svg:y1="15.175cm" svg:x2="6.121cm" svg:y2="15.175cm" draw:start-shape="id3" draw:start-glue-point="1" draw:end-shape="id4" draw:end-glue-point="3" svg:d="M4722 15175h1399" svg:viewBox="0 0 1400 1">
          <text:p/>
        </draw:connector>
        <draw:custom-shape draw:style-name="gr2" draw:text-style-name="P2" xml:id="id6" draw:id="id6" draw:layer="layout" svg:width="1.905cm" svg:height="1.016cm" svg:x="13.321cm" svg:y="13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4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5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6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7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8.667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016cm" svg:x="13.321cm" svg:y="19.667cm">
          <text:p text:style-name="P1">null</text:p>
          <draw:enhanced-geometry svg:viewBox="0 0 21600 21600" draw:type="rectangle" draw:enhanced-path="M 0 0 L 21600 0 21600 21600 0 21600 0 0 Z N"/>
        </draw:custom-shape>
        <draw:frame draw:style-name="gr3" draw:text-style-name="P3" xml:id="id5" draw:id="id5" draw:layer="layout" svg:width="1.383cm" svg:height="0.962cm" svg:x="10.539cm" svg:y="13.694cm">
          <draw:text-box>
            <text:p>top</text:p>
          </draw:text-box>
        </draw:frame>
        <draw:connector draw:style-name="gr4" draw:text-style-name="P4" draw:layer="layout" draw:type="line" svg:x1="11.922cm" svg:y1="14.175cm" svg:x2="13.321cm" svg:y2="14.175cm" draw:start-shape="id5" draw:start-glue-point="1" draw:end-shape="id6" svg:d="M11922 14175h1399" svg:viewBox="0 0 1400 1">
          <text:p/>
        </draw:connector>
      </draw:page>
      <draw:page draw:name="page2" draw:style-name="dp1" draw:master-page-name="Default">
        <draw:custom-shape draw:style-name="gr5" draw:text-style-name="P2" xml:id="id8" draw:id="id8" draw:layer="layout" svg:width="1.651cm" svg:height="1.27cm" svg:x="3.032cm" svg:y="4.55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0.381cm" svg:x="4.302cm" svg:y="5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1cm" svg:height="1.27cm" svg:x="6.032cm" svg:y="4.55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0.381cm" svg:x="7.302cm" svg:y="5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1cm" svg:height="1.27cm" svg:x="9.032cm" svg:y="4.55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0.381cm" svg:x="10.302cm" svg:y="5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51cm" svg:height="1.27cm" svg:x="12.032cm" svg:y="4.55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81cm" svg:height="0.381cm" svg:x="13.302cm" svg:y="5.44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83cm" svg:y1="5.572cm" svg:x2="6.08cm" svg:y2="5.572cm">
          <text:p/>
        </draw:line>
        <draw:line draw:style-name="gr4" draw:text-style-name="P4" draw:layer="layout" svg:x1="10.683cm" svg:y1="5.572cm" svg:x2="12.08cm" svg:y2="5.572cm">
          <text:p/>
        </draw:line>
        <draw:line draw:style-name="gr4" draw:text-style-name="P4" draw:layer="layout" svg:x1="7.683cm" svg:y1="5.572cm" svg:x2="9.08cm" svg:y2="5.572cm">
          <text:p/>
        </draw:line>
        <draw:frame draw:style-name="gr3" draw:text-style-name="P3" xml:id="id7" draw:id="id7" draw:layer="layout" svg:width="1.907cm" svg:height="0.962cm" svg:x="2.905cm" svg:y="2.505cm">
          <draw:text-box>
            <text:p>head</text:p>
          </draw:text-box>
        </draw:frame>
        <draw:connector draw:style-name="gr4" draw:text-style-name="P4" draw:layer="layout" draw:type="line" svg:x1="3.858cm" svg:y1="3.467cm" svg:x2="3.857cm" svg:y2="4.556cm" draw:start-shape="id7" draw:start-glue-point="2" draw:end-shape="id8" draw:end-glue-point="0" svg:d="M3858 3467l-1 1089" svg:viewBox="0 0 2 1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2:28:56.931343340</meta:creation-date>
    <dc:date>2019-01-01T12:34:38.979265249</dc:date>
    <meta:editing-duration>PT5M42S</meta:editing-duration>
    <meta:editing-cycles>1</meta:editing-cycles>
    <meta:generator>LibreOffice/6.0.7.3$Linux_X86_64 LibreOffice_project/00m0$Build-3</meta:generator>
    <meta:document-statistic meta:object-count="47"/>
  </office:meta>
</office:document-meta>
</file>